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3" style:family="paragraph" style:parent-style-name="Standard">
      <style:text-properties style:font-name="Times New Roman" style:font-name-complex="Times New Roman1"/>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text-align="start" style:justify-single-word="false"/>
      <style:text-properties fo:color="#c9211e" loext:opacity="100%" style:font-name="Times New Roman" fo:font-size="16pt" fo:font-weight="bold" officeooo:rsid="001c494d" officeooo:paragraph-rsid="001c494d" style:font-size-asian="16pt" style:font-weight-asian="bold" style:font-name-complex="Times New Roman1" style:font-size-complex="16pt" style:font-weight-complex="bold"/>
    </style:style>
    <style:style style:name="T1" style:family="text">
      <style:text-properties style:font-name="Times New Roman" fo:language="es" fo:country="ES" fo:font-weight="bold" style:font-weight-asian="bold" style:font-name-complex="Times New Roman1" style:font-weight-complex="bold"/>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6pt" fo:font-weight="bold" style:font-size-asian="16pt" style:font-weight-asian="bold" style:font-name-complex="Times New Roman1" style:font-size-complex="16pt" style:font-weight-complex="bold"/>
    </style:style>
    <style:style style:name="T4" style:family="text">
      <style:text-properties style:font-name="Times New Roman" style:font-name-complex="Times New Roman1"/>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ejía López Paola Adriana</text:span></text:p>
      <text:p text:style-name="P1"><text:span text:style-name="T1">IT0942 (Marron)</text:span></text:p>
      <text:p text:style-name="P1"><text:span text:style-name="T2">HW_05.1</text:span></text:p>
      <text:p text:style-name="P1"><text:span text:style-name="T2">March 5th, 2025</text:span></text:p>
      <text:p text:style-name="P6">LATE</text:p>
      <text:p text:style-name="P6">8.5</text:p>
      <text:p text:style-name="P4"><text:span text:style-name="T3">FitHer: A Gym Made for You</text:span></text:p>
      <text:p text:style-name="P2"/>
      <text:p text:style-name="P5"><text:span text:style-name="T4">In a world where many women feel uncomfortable or unsafe training in conventional gyms, FitHer was created as a solution designed exclusively for them. FitHer is more than just a gym; it is a safe, welcoming, and motivating space where every woman can focus on her well-being without worries.</text:span></text:p>
      <text:p text:style-name="Standard"><text:span text:style-name="T4">Our facilities are designed with women’s comfort and privacy in mind. From equipment adapted to the female body’s needs to workout areas free from uncomfortable distractions, every detail has been carefully planned to ensure women feel confident. Additionally, we have specialized female trainers who guide and motivate each member according to her personal goals.</text:span></text:p>
      <text:p text:style-name="Standard"><text:span text:style-name="T4">FitHer offers more than just a place to work out; it provides a complete wellness experience. Our members can enjoy spa services, nutritional counseling, and relaxation areas, turning each visit into a moment of self-care. Community is another fundamental pillar of FitHer: here, women support each other, creating an environment of motivation and companionship that makes every workout even more inspiring.</text:span></text:p>
      <text:p text:style-name="Standard"><text:span text:style-name="T4">Unlike other affordable gyms, FitHer combines competitive prices with exclusivity. Our business model allows us to offer accessible rates without sacrificing quality, ensuring that every woman has access to a space designed for her safety, comfort, and personal development.</text:span></text:p>
      <text:p text:style-name="Standard"><text:span text:style-name="T4">At FitHer, women’s safety is a top priority. We understand that many women have experienced discomfort or harassment in mixed gyms, which is why we have created an environment where they can train with complete peace of mind. The facilities are designed to provide privacy, and the FitHer team is committed to maintaining a respectful and worry-free space.</text:span></text:p>
      <text:p text:style-name="Standard"><text:span text:style-name="T4">More than a gym, FitHer is a community where women can grow stronger together, find support on their fitness journey, and enjoy a unique wellness experience.</text:span></text:p>
      <text:p text:style-name="P3"/>
      <text:p text:style-name="Standard"><text:span text:style-name="T5">Who’s the target audience?</text:span></text:p>
      <text:p text:style-name="Standard"><text:span text:style-name="T4">FitHer is designed for women of all ages looking for a safe and supportive gym. It is ideal for beginners who feel intimidated by traditional gyms and for those who want a fun and social way to stay fit in a space where female security is a priority and they can train with complete confidence.</text:span></text:p>
      <text:p text:style-name="P3"><text:soft-page-break/></text:p>
      <text:p text:style-name="Standard"><text:span text:style-name="T5">What’s the feel?</text:span></text:p>
      <text:p text:style-name="Standard"><text:span text:style-name="T4">The atmosphere at FitHer is empowering, welcoming, and inspiring. More than a gym, it is a place where women can feel safe and comfortable while working out. The modern decor, uplifting music, and stress-free environment create a positive and energetic experience. Every area is designed to offer privacy and comfort, ensuring a space where women can focus on their well-being without uncomfortable distractions.</text:span></text:p>
      <text:p text:style-name="Standard"><text:span text:style-name="T5">What’s the hook?</text:span></text:p>
      <text:p text:style-name="Standard"><text:span text:style-name="T4">FitHer is not just a gym; it is a community where women support each other on their journey to well-being. We also offer exclusive benefits such as spa areas, healthy snack bars, and personalized training plans for every body type, all in an environment designed to make you feel comfortable and safe in every workout.</text:span></text:p>
      <text:p text:style-name="P3"/>
      <text:p text:style-name="Standard"><text:span text:style-name="T5">When should I join?</text:span></text:p>
      <text:p text:style-name="Standard"><text:span text:style-name="T4">If you are tired of feeling uncomfortable in conventional gyms, looking for a fitness experience tailored to your needs, or wanting to train in an environment designed exclusively for women, FitHer is for you. Here, you can focus on your well-being without concerns, knowing that every detail has been designed with your safety and peace of mind.</text:span></text:p>
      <text:p text:style-name="P3"/>
      <text:p text:style-name="Standard"><text:span text:style-name="T5">Where is the gym available?</text:span></text:p>
      <text:p text:style-name="Standard"><text:span text:style-name="T4">FitHer is available in major cities and offers 24/7 access to fit any schedule. We also provide an online membership that includes virtual workouts and personalized coaching so you can stay active from anywhere.</text:span></text:p>
      <text:p text:style-name="P3"/>
      <text:p text:style-name="Standard"><text:span text:style-name="T5">Why should I join FitHer?</text:span></text:p>
      <text:p text:style-name="Standard"><text:span text:style-name="T4">Joining FitHer means choosing an exclusive women’s gym where you will feel comfortable and safe. Our programs are designed to help you reach specific fitness goals for women. Here, you will find a supportive community, make new friends with same goals, and stay motivated. Additionally, FitHer goes beyond exercise, offering spa services, nutritional guidance, and relaxation areas for a complete wellness experience. We have created an environment where you can train with total confidence, knowing that your comfort and safety will always be our priority.</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GB" style:letter-kerning="true" style:font-name-asian="等线" style:font-size-asian="12pt" style:language-asian="zh" style:country-asian="CN"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GB" style:letter-kerning="true" style:font-name-asian="等线" style:font-size-asian="12pt" style:language-asian="zh" style:country-asian="CN"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a Mejía López</meta:initial-creator>
    <meta:editing-cycles>5</meta:editing-cycles>
    <meta:creation-date>2025-03-05T14:29:00</meta:creation-date>
    <dc:date>2025-03-21T12:12:48.893032358</dc:date>
    <meta:editing-duration>PT17M35S</meta:editing-duration>
    <meta:generator>LibreOffice/7.3.7.2$Linux_X86_64 LibreOffice_project/30$Build-2</meta:generator>
    <meta:document-statistic meta:table-count="0" meta:image-count="0" meta:object-count="0" meta:page-count="2" meta:paragraph-count="25" meta:word-count="678" meta:character-count="4212" meta:non-whitespace-character-count="3559"/>
    <meta:user-defined meta:name="AppVersion">16.0000</meta:user-defined>
    <meta:template xlink:type="simple" xlink:actuate="onRequest" xlink:title="Normal" xlink:href=""/>
  </office:meta>
</office:document-meta>
</file>